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Beta-101953">
            <text:p>Beta-101953</text:p>
          </table:table-cell>
          <table:table-cell office:value-type="float" office:value="57.57">
            <text:p>57.57</text:p>
          </table:table-cell>
          <table:table-cell office:value-type="float" office:value="-1.83">
            <text:p>-1.83</text:p>
          </table:table-cell>
          <table:table-cell office:value-type="float" office:value="14750.0">
            <text:p>1475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7">
            <text:p>12.97</text:p>
          </table:table-cell>
          <table:table-cell office:value-type="float" office:value="2.56">
            <text:p>2.56</text:p>
          </table:table-cell>
          <table:table-cell office:value-type="float" office:value="2.56">
            <text:p>2.56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87">
            <text:p>SRR-1687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095.0">
            <text:p>609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86">
            <text:p>SRR-1686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5140.0">
            <text:p>5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5">
            <text:p>SRR-1655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9">
            <text:p>1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61">
            <text:p>SRR-1661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300.0">
            <text:p>6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60">
            <text:p>SRR-1660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1982,Haggart1988,ShennanEtal2018">
            <text:p>SmithEtal1982,Haggart1988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6">
            <text:p>SRR-1656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150.0">
            <text:p>6150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7">
            <text:p>0.37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8">
            <text:p>SRR-1658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7510.0">
            <text:p>75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26">
            <text:p>0.26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7">
            <text:p>SRR-1657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6885.0">
            <text:p>688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3">
            <text:p>0.33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Lu-3028">
            <text:p>Lu-3028</text:p>
          </table:table-cell>
          <table:table-cell office:value-type="float" office:value="57.57">
            <text:p>57.57</text:p>
          </table:table-cell>
          <table:table-cell office:value-type="float" office:value="-1.83">
            <text:p>-1.83</text:p>
          </table:table-cell>
          <table:table-cell office:value-type="float" office:value="15320.0">
            <text:p>15320.0</text:p>
          </table:table-cell>
          <table:table-cell office:value-type="float" office:value="200.0">
            <text:p>2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7">
            <text:p>12.97</text:p>
          </table:table-cell>
          <table:table-cell office:value-type="float" office:value="2.56">
            <text:p>2.56</text:p>
          </table:table-cell>
          <table:table-cell office:value-type="float" office:value="2.56">
            <text:p>2.56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Aberdeenshire">
            <text:p>Aberdeenshire</text:p>
          </table:table-cell>
          <table:table-cell office:value-type="string" office:value="radiocarbon">
            <text:p>radiocarbon</text:p>
          </table:table-cell>
          <table:table-cell office:value-type="string" office:value="SRR-1659">
            <text:p>SRR-1659</text:p>
          </table:table-cell>
          <table:table-cell office:value-type="float" office:value="57.66">
            <text:p>57.66</text:p>
          </table:table-cell>
          <table:table-cell office:value-type="float" office:value="-1.98">
            <text:p>-1.98</text:p>
          </table:table-cell>
          <table:table-cell office:value-type="float" office:value="8465.0">
            <text:p>846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1.06">
            <text:p>1.06</text:p>
          </table:table-cell>
          <table:table-cell office:value-type="float" office:value="1.06">
            <text:p>1.06</text:p>
          </table:table-cell>
          <table:table-cell office:value-type="string" office:value="SmithEtal1982,ShennanEtal2018">
            <text:p>SmithEtal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